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 style:list-style-name="L2">
      <style:graphic-properties fo:min-height="11.929cm"/>
    </style:style>
    <style:style style:name="pr5" style:family="presentation" style:parent-style-name="Standard-outline1" style:list-style-name="L2">
      <style:graphic-properties fo:min-height="11.929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outline1" style:list-style-name="L2">
      <style:graphic-properties fo:min-height="11.929cm"/>
    </style:style>
    <style:style style:name="pr8" style:family="presentation" style:parent-style-name="Standard-outline1">
      <style:graphic-properties fo:min-height="11.93cm"/>
    </style:style>
    <style:style style:name="pr9" style:family="presentation" style:parent-style-name="Standard-outline1" style:list-style-name="L2">
      <style:graphic-properties fo:min-height="11.929cm"/>
    </style:style>
    <style:style style:name="pr10" style:family="presentation" style:parent-style-name="Standard-outline1" style:list-style-name="L2">
      <style:graphic-properties fo:min-height="11.929cm"/>
    </style:style>
    <style:style style:name="pr11" style:family="presentation" style:parent-style-name="Standard-outline1" style:list-style-name="L2">
      <style:graphic-properties fo:min-height="11.929cm"/>
    </style:style>
    <style:style style:name="pr12" style:family="presentation" style:parent-style-name="Standard-outline1" style:list-style-name="L2">
      <style:graphic-properties fo:min-height="11.929cm"/>
    </style:style>
    <style:style style:name="pr13" style:family="presentation" style:parent-style-name="Standard-outline1" style:list-style-name="L2">
      <style:graphic-properties fo:min-height="11.929cm"/>
    </style:style>
    <style:style style:name="pr14" style:family="presentation" style:parent-style-name="Standard-outline1" style:list-style-name="L2">
      <style:graphic-properties fo:min-height="11.929cm"/>
    </style:style>
    <style:style style:name="P1" style:family="paragraph">
      <style:text-properties fo:font-size="20pt"/>
    </style:style>
    <style:style style:name="T1" style:family="text">
      <style:text-properties fo:color="#800000" fo:font-size="32pt" fo:font-weight="bold" style:font-size-asian="32pt" style:font-size-complex="32pt"/>
    </style:style>
    <style:style style:name="T2" style:family="text">
      <style:text-properties fo:color="#8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5cm" text:min-label-width="0.8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Sebastian Krause, Marcel Kirbst</presentation:footer-decl>
      <presentation:date-time-decl presentation:name="dtd1" presentation:source="current-date" style:data-style-name="D6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/>Aufgabenbeschreibung</text:p>
              </text:list-item>
              <text:list-item>
                <text:p><text:s/>Eingesetzte Hardware</text:p>
              </text:list-item>
              <text:list-item>
                <text:p><text:s/>Implementierung</text:p>
              </text:list-item>
              <text:list-item>
                <text:p><text:s/>Messergebnisse</text:p>
              </text:list-item>
              <text:list-item>
                <text:p><text:s/>Kalibrierung</text:p>
              </text:list-item>
              <text:list-item>
                <text:p><text:s/>Weitere Ergebnisse</text:p>
              </text:list-item>
              <text:list-item>
                <text:p><text:s/>Zusammenfass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/>Aufgabenbeschreibung</text:p>
              </text:list-item>
              <text:list-item>
                <text:p><text:s/>Eingesetzte Hardware</text:p>
              </text:list-item>
              <text:list-item>
                <text:p><text:s/>Implementierung</text:p>
              </text:list-item>
              <text:list-item>
                <text:p><text:s/>Messergebnisse</text:p>
              </text:list-item>
              <text:list-item>
                <text:p><text:s/>Kalibrierung</text:p>
              </text:list-item>
              <text:list-item>
                <text:p><text:s/>Weitere Ergebnisse</text:p>
              </text:list-item>
              <text:list-item>
                <text:p><text:s/>Zusammenfass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. Aufgabenbeschreibung</text:p>
          </draw:text-box>
        </draw:frame>
        <draw:frame presentation:style-name="pr6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/>Aufgabenbeschreibung</text:p>
              </text:list-item>
              <text:list-item>
                <text:p><text:s/>Eingesetzte Hardware</text:p>
              </text:list-item>
              <text:list-item>
                <text:p><text:s/><text:span text:style-name="T1">Implementierung</text:span></text:p>
              </text:list-item>
              <text:list-item>
                <text:p><text:s/>Messergebnisse</text:p>
              </text:list-item>
              <text:list-item>
                <text:p><text:s/>Kalibrierung</text:p>
              </text:list-item>
              <text:list-item>
                <text:p><text:s/>Weitere Ergebnisse</text:p>
              </text:list-item>
              <text:list-item>
                <text:p><text:s/>Zusammenfass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9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/>Aufgabenbeschreibung</text:p>
              </text:list-item>
              <text:list-item>
                <text:p><text:s/>Eingesetzte Hardware</text:p>
              </text:list-item>
              <text:list-item>
                <text:p><text:s/>Implementierung</text:p>
              </text:list-item>
              <text:list-item>
                <text:p><text:s/><text:span text:style-name="T1">Messergebnisse</text:span></text:p>
              </text:list-item>
              <text:list-item>
                <text:p><text:s/>Kalibrierung</text:p>
              </text:list-item>
              <text:list-item>
                <text:p><text:s/>Weitere Ergebnisse</text:p>
              </text:list-item>
              <text:list-item>
                <text:p><text:s/>Zusammenfass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10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/>Aufgabenbeschreibung</text:p>
              </text:list-item>
              <text:list-item>
                <text:p><text:s/>Eingesetzte Hardware</text:p>
              </text:list-item>
              <text:list-item>
                <text:p><text:s/>Implementierung</text:p>
              </text:list-item>
              <text:list-item>
                <text:p><text:s/>Messergebnisse</text:p>
              </text:list-item>
              <text:list-item>
                <text:p><text:s/><text:span text:style-name="T2">Kalibrierung</text:span></text:p>
              </text:list-item>
              <text:list-item>
                <text:p><text:s/>Weitere Ergebnisse</text:p>
              </text:list-item>
              <text:list-item>
                <text:p><text:s/>Zusammenfass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1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/>Aufgabenbeschreibung</text:p>
              </text:list-item>
              <text:list-item>
                <text:p><text:s/>Eingesetzte Hardware</text:p>
              </text:list-item>
              <text:list-item>
                <text:p><text:s/>Implementierung</text:p>
              </text:list-item>
              <text:list-item>
                <text:p><text:s/>Messergebnisse</text:p>
              </text:list-item>
              <text:list-item>
                <text:p><text:s/>Kalibrierung</text:p>
              </text:list-item>
              <text:list-item>
                <text:p><text:span text:style-name="T1"><text:s/></text:span><text:span text:style-name="T1">Weitere Ergebnisse</text:span></text:p>
              </text:list-item>
              <text:list-item>
                <text:p><text:s/>Zusammenfass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1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/>Aufgabenbeschreibung</text:p>
              </text:list-item>
              <text:list-item>
                <text:p><text:s/>Eingesetzte Hardware</text:p>
              </text:list-item>
              <text:list-item>
                <text:p><text:s/>Implementierung</text:p>
              </text:list-item>
              <text:list-item>
                <text:p><text:s/>Messergebnisse</text:p>
              </text:list-item>
              <text:list-item>
                <text:p><text:s/>Kalibrierung</text:p>
              </text:list-item>
              <text:list-item>
                <text:p><text:s/>Weitere Ergebnisse</text:p>
              </text:list-item>
              <text:list-item>
                <text:p><text:s/><text:span text:style-name="T2">Zusammenfassu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1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/>Aufgabenbeschreibung</text:p>
              </text:list-item>
              <text:list-item>
                <text:p><text:s/>Eingesetzte Hardware</text:p>
              </text:list-item>
              <text:list-item>
                <text:p><text:s/>Implementierung</text:p>
              </text:list-item>
              <text:list-item>
                <text:p><text:s/>Messergebnisse</text:p>
              </text:list-item>
              <text:list-item>
                <text:p><text:s/>Kalibrierung</text:p>
              </text:list-item>
              <text:list-item>
                <text:p><text:s/>Weitere Ergebnisse</text:p>
              </text:list-item>
              <text:list-item>
                <text:p><text:s/>Zusammenfass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1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/>Aufgabenbeschreibung</text:p>
              </text:list-item>
              <text:list-item>
                <text:p><text:s/>Eingesetzte Hardware</text:p>
              </text:list-item>
              <text:list-item>
                <text:p><text:s/>Implementierung</text:p>
              </text:list-item>
              <text:list-item>
                <text:p><text:s/>Messergebnisse</text:p>
              </text:list-item>
              <text:list-item>
                <text:p><text:s/>Kalibrierung</text:p>
              </text:list-item>
              <text:list-item>
                <text:p><text:s/>Weitere Ergebnisse</text:p>
              </text:list-item>
              <text:list-item>
                <text:p><text:s/>Zusammenfass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on </meta:initial-creator>
    <meta:creation-date>2013-04-11T15:11:25</meta:creation-date>
    <dc:date>2013-04-11T17:44:08</dc:date>
    <dc:creator>neon </dc:creator>
    <meta:editing-duration>PT32S</meta:editing-duration>
    <meta:editing-cycles>3</meta:editing-cycles>
    <meta:generator>LibreOffice/3.5$Linux_X86_64 LibreOffice_project/350m1$Build-2</meta:generator>
    <meta:document-statistic meta:object-count="69"/>
  </office:meta>
</office:document-meta>
</file>